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creen cast link<text:s/></text:p>
      <text:p text:style-name="Normal"><text:a xlink:href="https://youtu.be/zEfjprAycN4" office:target-frame-name="_top" xlink:show="replace"><text:span text:style-name="Hyperlink">https://youtu.be/zEfjprAycN4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MORTON</meta:initial-creator>
    <dc:creator>DAVID MORTON</dc:creator>
    <meta:creation-date>2020-05-14T18:39:00Z</meta:creation-date>
    <dc:date>2020-05-14T18:43:00Z</dc:date>
    <meta:template xlink:href="Normal" xlink:type="simple"/>
    <meta:editing-cycles>1</meta:editing-cycles>
    <meta:editing-duration>PT240S</meta:editing-duration>
    <meta:document-statistic meta:page-count="1" meta:paragraph-count="1" meta:word-count="13" meta:character-count="92" meta:row-count="1" meta:non-whitespace-character-count="80"/>
  </office:meta>
</office:document-meta>
</file>